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1" svg:font-family="Liberation Sans1"/>
    <style:font-face style:name="Arial" svg:font-family="Arial"/>
    <style:font-face style:name="Liberation Sans" svg:font-family="Liberation Sans"/>
  </office:font-face-decls>
  <office:automatic-styles>
    <style:style style:name="co1" style:family="table-column">
      <style:table-column-properties fo:break-before="auto" style:column-width="0.916666666666667in"/>
    </style:style>
    <style:style style:name="co2" style:family="table-column">
      <style:table-column-properties fo:break-before="auto" style:column-width="0.145833333333333in"/>
    </style:style>
    <style:style style:name="co3" style:family="table-column">
      <style:table-column-properties fo:break-before="auto" style:column-width="1.71875in"/>
    </style:style>
    <style:style style:name="co4" style:family="table-column">
      <style:table-column-properties fo:break-before="auto" style:column-width="1.86458333333333in"/>
    </style:style>
    <style:style style:name="co5" style:family="table-column">
      <style:table-column-properties fo:break-before="auto" style:column-width="2.26041666666667in"/>
    </style:style>
    <style:style style:name="co6" style:family="table-column">
      <style:table-column-properties fo:break-before="auto" style:column-width="1.38541666666667in"/>
    </style:style>
    <style:style style:name="co7" style:family="table-column">
      <style:table-column-properties fo:break-before="auto" style:column-width="0.864583333333333in"/>
    </style:style>
    <style:style style:name="co8" style:family="table-column">
      <style:table-column-properties fo:break-before="auto" style:column-width="3.11458333333333in"/>
    </style:style>
    <style:style style:name="co9" style:family="table-column">
      <style:table-column-properties fo:break-before="auto" style:column-width="0.760416666666667in"/>
    </style:style>
    <style:style style:name="co10" style:family="table-column">
      <style:table-column-properties fo:break-before="auto" style:column-width="0.885416666666667in"/>
    </style:style>
    <style:style style:name="ro1" style:family="table-row">
      <style:table-row-properties style:row-height="0.195833333333333in" fo:break-before="auto" style:use-optimal-row-height="true"/>
    </style:style>
    <style:style style:name="ro2" style:family="table-row">
      <style:table-row-properties style:row-height="0.4875in" fo:break-before="auto" style:use-optimal-row-height="false"/>
    </style:style>
    <style:style style:name="ro3" style:family="table-row">
      <style:table-row-properties style:row-height="0.388194444444444in" fo:break-before="auto" style:use-optimal-row-height="true"/>
    </style:style>
    <style:style style:name="ro4" style:family="table-row">
      <style:table-row-properties style:row-height="1.22916666666667in" fo:break-before="auto" style:use-optimal-row-height="false"/>
    </style:style>
    <style:style style:name="ro5" style:family="table-row">
      <style:table-row-properties style:row-height="1.3625in" fo:break-before="auto" style:use-optimal-row-height="true"/>
    </style:style>
    <style:style style:name="ro6" style:family="table-row">
      <style:table-row-properties style:row-height="1.55486111111111in" fo:break-before="auto" style:use-optimal-row-height="true"/>
    </style:style>
    <style:style style:name="ro7" style:family="table-row">
      <style:table-row-properties style:row-height="1.75in" fo:break-before="auto" style:use-optimal-row-height="true"/>
    </style:style>
    <style:style style:name="ro8" style:family="table-row">
      <style:table-row-properties style:row-height="0.25in" fo:break-before="auto" style:use-optimal-row-height="true"/>
    </style:style>
    <style:style style:name="ta1" style:family="table" style:master-page-name="PageStyle_5f_Rúbric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start" fo:margin-left="0cm"/>
    </style:style>
    <style:style style:name="ce40" style:family="table-cell" style:parent-style-name="Default">
      <style:table-cell-properties style:vertical-align="bottom"/>
      <style:paragraph-properties fo:text-align="start" fo:margin-left="0cm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AE3F3"/>
      <style:paragraph-properties fo:text-align="center"/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2" style:family="table-cell" style:parent-style-name="Default">
      <style:table-cell-properties style:vertical-align="bottom"/>
      <style:paragraph-properties fo:text-align="center"/>
    </style:style>
    <style:style style:name="ce43" style:family="table-cell" style:parent-style-name="Default">
      <style:table-cell-properties fo:border-right="1.0pt solid #000000" fo:border-top="1.0pt solid #000000" fo:border-bottom="1.0pt solid #000000" fo:wrap-option="wrap" style:vertical-align="middle" fo:background-color="#DAE3F3"/>
      <style:paragraph-properties fo:text-align="center"/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4" style:family="table-cell" style:parent-style-name="Default">
      <style:table-cell-properties fo:border-right="1.0pt solid #000000" fo:border-top="1.0pt solid #000000" fo:border-bottom="1.0pt solid #000000" fo:wrap-option="wrap" style:vertical-align="middle"/>
      <style:paragraph-properties fo:text-align="start" fo:margin-left="0cm"/>
    </style:style>
    <style:style style:name="ce45" style:family="table-cell" style:parent-style-name="Default">
      <style:table-cell-properties fo:border-left="1.0pt solid " fo:border-right="1.0pt solid " fo:border-top="1.0pt solid " fo:border-bottom="1.0pt solid " style:vertical-align="middle" fo:background-color="#DAE3F3"/>
      <style:paragraph-properties fo:text-align="center"/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6" style:family="table-cell" style:parent-style-name="Default">
      <style:table-cell-properties fo:border-left="1.0pt solid " fo:border-right="1.0pt solid " fo:border-top="1.0pt solid " fo:border-bottom="1.0pt solid " fo:wrap-option="wrap" style:vertical-align="middle" fo:background-color="#DAE3F3"/>
      <style:paragraph-properties fo:text-align="start" fo:margin-left="0cm"/>
    </style:style>
    <style:style style:name="ce47" style:family="table-cell" style:parent-style-name="Default">
      <style:table-cell-properties fo:border-left="1.0pt solid " fo:border-right="1.0pt solid " fo:border-top="1.0pt solid " fo:border-bottom="1.0pt solid " style:vertical-align="middle" fo:background-color="#DAE3F3"/>
      <style:paragraph-properties fo:text-align="center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70AD47"/>
      <style:paragraph-properties fo:text-align="start" fo:margin-left="0cm"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49" style:family="table-cell" style:parent-style-name="Default" style:data-style-name="N1">
      <style:table-cell-properties fo:border-left="1.0pt solid " fo:border-right="1.0pt solid " fo:border-top="1.0pt solid " fo:border-bottom="1.0pt solid " style:vertical-align="bottom"/>
      <style:paragraph-properties fo:text-align="center"/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50" style:family="table-cell" style:parent-style-name="Default" style:data-style-name="N1">
      <style:table-cell-properties fo:border-left="1.0pt solid #000000" fo:border-right="1.0pt solid #000000" fo:border-top="1.0pt solid #000000" fo:border-bottom="1.0pt solid #000000" fo:wrap-option="wrap" style:vertical-align="middle" fo:background-color="#70AD47"/>
      <style:paragraph-properties fo:text-align="center"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51" style:family="table-cell" style:parent-style-name="Default" style:data-style-name="N1">
      <style:table-cell-properties fo:border-left="1.0pt solid #000000" fo:border-right="1.0pt solid #000000" fo:border-top="1.0pt solid #000000" fo:wrap-option="wrap" style:vertical-align="middle" fo:background-color="#70AD47"/>
      <style:paragraph-properties fo:text-align="center"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52" style:family="table-cell" style:parent-style-name="Default">
      <style:table-cell-properties style:vertical-align="bottom"/>
      <style:paragraph-properties fo:text-align="center"/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53" style:family="table-cell" style:parent-style-name="Default">
      <style:table-cell-properties fo:wrap-option="wrap" style:vertical-align="middle"/>
      <style:paragraph-properties fo:text-align="center"/>
    </style:style>
    <style:style style:name="T0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9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0" style:family="text"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1" style:family="text">
      <style:text-properties style:font-name="Liberation Sans1" style:font-name-asian="Liberation Sans1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12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13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T14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5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6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7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8" style:family="text"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19" style:family="text"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20" style:family="text">
      <style:text-properties style:font-name="Liberation Sans" style:font-name-asian="Liberation Sans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1" style:family="text"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2" style:family="text"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23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24" style:family="text"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70AD47" style:text-underline-style="none"/>
    </style:style>
    <style:style style:name="T25" style:family="text"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26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27" style:family="text">
      <style:text-properties style:font-name="Liberation Sans" style:font-name-asian="Liberation Sans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</office:automatic-styles>
  <office:body>
    <office:spreadsheet>
      <table:table table:name="Rúbrica" table:style-name="ta1" table:print="false">
        <office:forms form:automatic-focus="false" form:apply-design-mode="false"/>
        <table:table-column table:style-name="co2" table:default-cell-style-name="ce42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1021" table:default-cell-style-name="ce15"/>
        <table:table-column table:style-name="co10" table:default-cell-style-name="ce15"/>
        <table:table-row table:style-name="ro1">
          <table:table-cell table:style-name="ce42"/>
          <table:table-cell table:style-name="ce52" table:number-columns-spanned="6" table:number-rows-spanned="1" office:value-type="string">
            <text:p>Rúbrica de Sistemas Operativos I</text:p>
          </table:table-cell>
          <table:covered-table-cell table:number-columns-repeated="5"/>
          <table:table-cell table:number-columns-repeated="248"/>
        </table:table-row>
        <table:table-row table:number-rows-repeated="1" table:style-name="ro1">
          <table:table-cell/>
          <table:table-cell table:number-columns-repeated="1023"/>
        </table:table-row>
        <table:table-row table:style-name="ro2">
          <table:table-cell table:style-name="ce42"/>
          <table:table-cell table:style-name="ce53" table:number-columns-spanned="6" table:number-rows-spanned="1" office:value-type="string">
            <text:p>El nombre de este fichero debe ser <text:span text:style-name="T27">rubrica_grupoXX_grupoYY.xslx</text:span><text:span text:style-name="T0"> dónde </text:span><text:span text:style-name="T20">grupoXX</text:span><text:span text:style-name="T0"> es el grupo evaluado y </text:span><text:span text:style-name="T20">grupoYY</text:span><text:span text:style-name="T0"> es el grupo que hace la evaluación (el vuestro).
</text:span><text:span text:style-name="T24">Rellenar únicamente las celdas en verde</text:span></text:p>
          </table:table-cell>
          <table:covered-table-cell table:number-columns-repeated="5"/>
          <table:table-cell table:number-columns-repeated="248"/>
        </table:table-row>
        <table:table-row table:number-rows-repeated="1" table:style-name="ro1">
          <table:table-cell/>
          <table:table-cell table:number-columns-repeated="1023"/>
        </table:table-row>
        <table:table-row table:style-name="ro3">
          <table:table-cell table:style-name="ce45" office:value-type="string">
            <text:p>#</text:p>
          </table:table-cell>
          <table:table-cell table:style-name="ce45" office:value-type="string">
            <text:p>Criterios de evaluación</text:p>
          </table:table-cell>
          <table:table-cell table:style-name="ce43" office:value-type="string">
            <text:p>Excelente
[10]</text:p>
          </table:table-cell>
          <table:table-cell table:style-name="ce41" office:value-type="string">
            <text:p>Bueno
[5]</text:p>
          </table:table-cell>
          <table:table-cell table:style-name="ce41" office:value-type="string">
            <text:p>Bajo
[0]</text:p>
          </table:table-cell>
          <table:table-cell table:style-name="ce41" office:value-type="string">
            <text:p>Puntuación
[10,5,0]</text:p>
          </table:table-cell>
          <table:table-cell table:style-name="ce41" office:value-type="string">
            <text:p>Justificar brevemente la calificación otorgada (<text:span text:style-name="T22">obligatorio</text:span><text:span text:style-name="T21">)</text:span></text:p>
          </table:table-cell>
          <table:table-cell table:number-columns-repeated="248"/>
        </table:table-row>
        <table:table-row table:style-name="ro4">
          <table:table-cell table:style-name="ce47" office:value-type="float" office:value="1">
            <text:p>1</text:p>
          </table:table-cell>
          <table:table-cell table:style-name="ce46" office:value-type="string">
            <text:p>Funcionalidad del Script</text:p>
          </table:table-cell>
          <table:table-cell table:style-name="ce44" office:value-type="string">
            <text:p> El script cumple completamente con los requisitos especificados, abordando casos límite y proporcionando resultados precisos y esperados.</text:p>
          </table:table-cell>
          <table:table-cell table:style-name="ce39" office:value-type="string">
            <text:p> El script es funcional y satisface la mayoría de los requisitos, pero podría haber mejoras en la cobertura de casos especiales o en la manipulación de ciertos escenarios.</text:p>
          </table:table-cell>
          <table:table-cell table:style-name="ce39" office:value-type="string">
            <text:p>La funcionalidad del script es limitada o no cumple con los requisitos establecidos de manera adecuada.</text:p>
          </table:table-cell>
          <table:table-cell table:style-name="ce50" office:value-type="float" office:value="0">
            <text:p>0</text:p>
          </table:table-cell>
          <table:table-cell table:style-name="ce48"/>
          <table:table-cell table:number-columns-repeated="248"/>
        </table:table-row>
        <table:table-row table:style-name="ro5">
          <table:table-cell table:style-name="ce47" office:value-type="float" office:value="2">
            <text:p>2</text:p>
          </table:table-cell>
          <table:table-cell table:style-name="ce46" office:value-type="string">
            <text:p>Desarrollo del Script</text:p>
          </table:table-cell>
          <table:table-cell table:style-name="ce44" office:value-type="string">
            <text:p> El código está bien estructurado, sigue las mejores prácticas de codificación y es fácil de entender. Se incluyen comentarios explicativos cuando es necesario.</text:p>
          </table:table-cell>
          <table:table-cell table:style-name="ce39" office:value-type="string">
            <text:p>El código es legible y sigue buenas prácticas en su mayoría, pero podría haber áreas de mejora en términos de organización y claridad.</text:p>
          </table:table-cell>
          <table:table-cell table:style-name="ce39" office:value-type="string">
            <text:p>La estructura del código es confusa, dificultando la comprensión y mantenimiento del script.</text:p>
          </table:table-cell>
          <table:table-cell table:style-name="ce50" office:value-type="float" office:value="0">
            <text:p>0</text:p>
          </table:table-cell>
          <table:table-cell table:style-name="ce48"/>
          <table:table-cell table:number-columns-repeated="248"/>
        </table:table-row>
        <table:table-row table:style-name="ro6">
          <table:table-cell table:style-name="ce47" office:value-type="float" office:value="3">
            <text:p>3</text:p>
          </table:table-cell>
          <table:table-cell table:style-name="ce46" office:value-type="string">
            <text:p>Creatividad e innovación</text:p>
          </table:table-cell>
          <table:table-cell table:style-name="ce44" office:value-type="string">
            <text:p>El script demuestra un enfoque creativo e innovador en la solución del problema, incorporando ideas originales o implementaciones avanzadas.</text:p>
          </table:table-cell>
          <table:table-cell table:style-name="ce39" office:value-type="string">
            <text:p>El script muestra un nivel aceptable de creatividad, pero podría haber oportunidades para introducir enfoques más originales o innovadores.</text:p>
          </table:table-cell>
          <table:table-cell table:style-name="ce39" office:value-type="string">
            <text:p>La implementación del script carece de creatividad o innovación, siguiendo en gran medida caminos convencionales.</text:p>
          </table:table-cell>
          <table:table-cell table:style-name="ce50" office:value-type="float" office:value="0">
            <text:p>0</text:p>
          </table:table-cell>
          <table:table-cell table:style-name="ce48"/>
          <table:table-cell table:number-columns-repeated="248"/>
        </table:table-row>
        <table:table-row table:style-name="ro7">
          <table:table-cell table:style-name="ce47" office:value-type="float" office:value="4">
            <text:p>4</text:p>
          </table:table-cell>
          <table:table-cell table:style-name="ce46" office:value-type="string">
            <text:p>Manejo de errores</text:p>
          </table:table-cell>
          <table:table-cell table:style-name="ce44" office:value-type="string">
            <text:p>El script implementa una gestión robusta de errores, identificando y manejando adecuadamente situaciones inesperadas. Proporciona mensajes claros y útiles en caso de fallos.</text:p>
          </table:table-cell>
          <table:table-cell table:style-name="ce39" office:value-type="string">
            <text:p>El script maneja algunos casos de error, pero podría mejorar en la identificación y comunicación de problemas potenciales.</text:p>
          </table:table-cell>
          <table:table-cell table:style-name="ce39" office:value-type="string">
            <text:p>La gestión de errores en el script es limitada o ausente, lo que podría resultar en comportamientos inesperados o poco claros.</text:p>
          </table:table-cell>
          <table:table-cell table:style-name="ce50" office:value-type="float" office:value="0">
            <text:p>0</text:p>
          </table:table-cell>
          <table:table-cell table:style-name="ce48"/>
          <table:table-cell table:number-columns-repeated="248"/>
        </table:table-row>
        <table:table-row table:style-name="ro7">
          <table:table-cell table:style-name="ce47" office:value-type="float" office:value="5">
            <text:p>5</text:p>
          </table:table-cell>
          <table:table-cell table:style-name="ce46" office:value-type="string">
            <text:p>Eficiencia y optimización</text:p>
          </table:table-cell>
          <table:table-cell table:style-name="ce44" office:value-type="string">
            <text:p>El código demuestra un esfuerzo consciente por optimizar el rendimiento, utilizando técnicas eficientes y evitando redundancias. Se evidencia un conocimiento profundo de las mejores prácticas de codificación.</text:p>
          </table:table-cell>
          <table:table-cell table:style-name="ce39" office:value-type="string">
            <text:p>El script es funcional, pero existen oportunidades para mejorar la eficiencia y optimizar ciertas secciones del código.</text:p>
          </table:table-cell>
          <table:table-cell table:style-name="ce39" office:value-type="string">
            <text:p>El código carece de optimización y eficiencia, mostrando potencial para mejorar la estructura y reducir redundancias</text:p>
          </table:table-cell>
          <table:table-cell table:style-name="ce51" office:value-type="float" office:value="0">
            <text:p>0</text:p>
          </table:table-cell>
          <table:table-cell table:style-name="ce48"/>
          <table:table-cell table:number-columns-repeated="248"/>
        </table:table-row>
        <table:table-row table:style-name="ro8">
          <table:table-cell table:style-name="ce42"/>
          <table:table-cell table:number-columns-repeated="4" table:style-name="ce40"/>
          <table:table-cell table:style-name="ce49" table:formula="of:=AVERAGE([.F6:.F10])"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style-name="ro1">
          <table:table-cell table:style-name="ce42"/>
          <table:table-cell table:number-columns-repeated="4" table:style-name="ce40"/>
          <table:table-cell table:number-columns-repeated="250"/>
        </table:table-row>
        <table:table-row table:number-rows-repeated="1048554" table:style-name="ro1">
          <table:table-cell/>
          <table:table-cell table:number-columns-repeated="1023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1" svg:font-family="Liberation Sans1"/>
    <style:font-face style:name="Arial" svg:font-family="Arial"/>
    <style:font-face style:name="Liberation Sans" svg:font-family="Liberation San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Neutral" style:family="table-cell">
      <style:table-cell-properties style:vertical-align="bottom" fo:background-color="#FF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Accent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Accent 1" style:family="table-cell">
      <style:table-cell-properties style:vertical-align="bottom" fo:background-color="#000000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Accent 2" style:family="table-cell">
      <style:table-cell-properties style:vertical-align="bottom" fo:background-color="#808080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Accent 3" style:family="table-cell">
      <style:table-cell-properties style:vertical-align="bottom" fo:background-color="#DDDDDD"/>
      <style:paragraph-properties/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Error" style:family="table-cell">
      <style:table-cell-properties style:vertical-align="bottom" fo:background-color="#CC0000"/>
      <style:paragraph-properties/>
      <style:text-properties style:font-name="Liberation Sans1" style:font-name-asian="Liberation Sans1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</style:style>
    <style:style style:name="Heading 1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Heading 2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Result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</office:styles>
  <office:automatic-styles>
    <style:page-layout style:name="pm1">
      <style:page-layout-properties style:print-orientation="landscape" fo:page-width="11.69in" fo:page-height="8.27in" style:scale-to="100%" style:print-page-order="ttb" fo:margin-left="0in" fo:margin-right="0in" fo:margin-top="0in" fo:margin-bottom="0in" fo:background-color="transparent" style:first-page-number="continue" style:table-centering="both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style:font-name="Liberation Sans1" style:font-name-asian="Liberation Sans1" fo:font-size="11pt" fo:color="#000000"/>
    </style:style>
  </office:automatic-styles>
  <office:master-styles>
    <style:master-page style:name="PageStyle_5f_Rúbrica" style:display-name="PageStyle_Rúbrica" style:page-layout-name="pm1">
      <style:header>
        <style:region-center>
          <text:p><text:span text:style-name="T1"><text:sheet-name>???</text:sheet-name></text:span></text:p>
        </style:region-center>
      </style:header>
      <style:header-left style:display="false"/>
      <style:footer>
        <style:region-center>
          <text:p><text:span text:style-name="T1">Pàgina </text:span><text:span text:style-name="T1"><text:page-number>1</text:page-number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Oliver Díaz</meta:initial-creator>
    <meta:creation-date>2019-01-17T12:33:35Z</meta:creation-date>
    <dc:date>2024-02-16T09:24:31Z</dc:date>
    <meta:user-defined meta:name="WorkbookGuid">47ccf5a9-bd2b-4ee3-859d-9fe375e56254</meta:user-defined>
  </office:meta>
</office:document-meta>
</file>